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2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8472" calcext:value-type="float">
            <text:p>46.44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2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2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3944" calcext:value-type="float">
            <text:p>46.03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9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7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9664" calcext:value-type="float">
            <text:p>46.0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3088" calcext:value-type="float">
            <text:p>46.04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1856" calcext:value-type="float">
            <text:p>46.09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1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1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5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316" calcext:value-type="float">
            <text:p>44.3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2368" calcext:value-type="float">
            <text:p>44.0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1552" calcext:value-type="float">
            <text:p>48.23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8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08136" calcext:value-type="float">
            <text:p>46.80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9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9828" calcext:value-type="float">
            <text:p>47.1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8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97824" calcext:value-type="float">
            <text:p>46.5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5176" calcext:value-type="float">
            <text:p>45.98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11368" calcext:value-type="float">
            <text:p>43.7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70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3296" calcext:value-type="float">
            <text:p>42.3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5832" calcext:value-type="float">
            <text:p>44.3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852" calcext:value-type="float">
            <text:p>30.0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60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6896" calcext:value-type="float">
            <text:p>29.26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4432" calcext:value-type="float">
            <text:p>25.55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1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5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49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4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26908</text:p>
          </table:table-cell>
          <table:table-cell office:value-type="string" calcext:value-type="string">
            <text:p>194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01" meta:object-count="0"/>
    <meta:user-defined meta:name="AppVersion">3.0</meta:user-defined>
  </office:meta>
</office:document-meta>
</file>